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6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line-through-style="none" style:text-line-through-type="none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 / E71</text:p>
          </table:table-cell>
          <table:table-cell table:style-name="ce111"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2 / E51</text:p>
          </table:table-cell>
          <table:table-cell table:style-name="ce111"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102" office:value-type="string" calcext:value-type="string">
            <text:p>1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54</text:p>
          </table:table-cell>
          <table:table-cell table:style-name="ce111"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102" office:value-type="string" calcext:value-type="string">
            <text:p>13.6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7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F12</text:p>
          </table:table-cell>
          <table:table-cell table:style-name="ce117" office:value-type="float" office:value="1052" calcext:value-type="float">
            <text:p>105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ame as ef10 new</text:p>
          </table:table-cell>
          <table:table-cell/>
          <table:table-cell office:value-type="float" office:value="1941" calcext:value-type="float">
            <text:p>1941</text:p>
          </table:table-cell>
          <table:table-cell table:number-columns-repeated="4"/>
          <table:table-cell table:style-name="ce113"/>
          <table:table-cell table:number-columns-repeated="15"/>
          <table:table-cell table:style-name="ce111" table:number-columns-repeated="99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54" calcext:value-type="float">
            <text:p>1054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6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1 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8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office:value-type="string" calcext:value-type="string">
            <text:p>azusa?</text:p>
          </table:table-cell>
          <table:table-cell table:style-name="ce110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0x4d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0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/>
          <table:table-cell table:style-name="ce10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02" table:number-columns-repeated="2"/>
          <table:table-cell table:style-name="ce102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102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office:value-type="string" calcext:value-type="string">
            <text:p>10 series</text:p>
          </table:table-cell>
          <table:table-cell table:number-columns-repeated="1002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1006"/>
        </table:table-row>
        <table:table-row table:style-name="ro1">
          <table:table-cell table:style-name="ce16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1007"/>
        </table:table-row>
        <table:table-row table:style-name="ro1">
          <table:table-cell table:style-name="ce16" office:value-type="string" calcext:value-type="string">
            <text:p>Suha 44 series “Tokaido”</text:p>
          </table:table-cell>
          <table:table-cell office:value-type="string" calcext:value-type="string">
            <text:p>Express Coach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Twilight Express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006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100" office:value-type="string" calcext:value-type="string">
            <text:p>MANI 31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2"/>
          <table:table-cell table:style-name="ce102" office:value-type="string" calcext:value-type="string">
            <text:p>MAYU 33</text:p>
          </table:table-cell>
          <table:table-cell table:style-name="ce102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MANI 34 Armoured Van</text:p>
          </table:table-cell>
          <table:table-cell office:value-type="string" calcext:value-type="string">
            <text:p>Armoured Van</text:p>
          </table:table-cell>
          <table:table-cell table:style-name="ce113" office:value-type="float" office:value="1357" calcext:value-type="float">
            <text:p>1357</text:p>
          </table:table-cell>
          <table:table-cell table:style-name="ce102" table:number-columns-repeated="4"/>
          <table:table-cell table:style-name="ce102" office:value-type="float" office:value="1948" calcext:value-type="float">
            <text:p>1948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13" office:value-type="float" office:value="1358" calcext:value-type="float">
            <text:p>1358</text:p>
          </table:table-cell>
          <table:table-cell table:style-name="ce102"/>
          <table:table-cell office:value-type="string" calcext:value-type="string">
            <text:p>blue, brown</text:p>
          </table:table-cell>
          <table:table-cell table:style-name="ce102" office:value-type="string" calcext:value-type="string">
            <text:p>Oha 35 converted for mail/luggage</text:p>
          </table:table-cell>
          <table:table-cell table:style-name="ce102"/>
          <table:table-cell table:style-name="ce102" office:value-type="float" office:value="1962" calcext:value-type="float">
            <text:p>1962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44" office:value-type="string" calcext:value-type="string">
            <text:p>SUYU 42 Mail Van</text:p>
          </table:table-cell>
          <table:table-cell table:style-name="ce102" office:value-type="string" calcext:value-type="string">
            <text:p>Mail Van</text:p>
          </table:table-cell>
          <table:table-cell table:style-name="ce113" office:value-type="float" office:value="1359" calcext:value-type="float">
            <text:p>1359</text:p>
          </table:table-cell>
          <table:table-cell table:style-name="ce102"/>
          <table:table-cell office:value-type="string" calcext:value-type="string">
            <text:p>blue, brown</text:p>
          </table:table-cell>
          <table:table-cell table:style-name="ce102" table:number-columns-repeated="2"/>
          <table:table-cell table:style-name="ce102" office:value-type="float" office:value="1953" calcext:value-type="float">
            <text:p>1953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4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001"/>
        </table:table-row>
        <table:table-row table:style-name="ro1">
          <table:table-cell table:style-name="ce111"/>
          <table:table-cell table:number-columns-repeated="20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91" office:value-type="string" calcext:value-type="string">
            <text:p>Tsubame</text:p>
          </table:table-cell>
          <table:table-cell table:number-columns-repeated="100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91" office:value-type="string" calcext:value-type="string">
            <text:p>Suha 43 series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9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111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9"/>
          <table:table-cell table:style-name="ce111" office:value-type="string" calcext:value-type="string">
            <text:p>MaI 38</text:p>
          </table:table-cell>
          <table:table-cell table:style-name="ce111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table:style-name="ce111" office:value-type="string" calcext:value-type="string">
            <text:p>Obs. Car</text:p>
          </table:table-cell>
          <table:table-cell table:style-name="ce111" office:value-type="string" calcext:value-type="string">
            <text:p>Maite 58</text:p>
          </table:table-cell>
          <table:table-cell/>
          <table:table-cell table:style-name="ce111" office:value-type="string" calcext:value-type="string">
            <text:p>Suro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(green)</text:p>
          </table:table-cell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11" office:value-type="string" calcext:value-type="string">
            <text:p>Surofu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001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 Armored Boxca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34"/>
          <table:table-cell/>
          <table:table-cell table:style-name="ce111" table:number-columns-repeated="1022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16:42:56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8-29T00:55:41.782000000</dc:date>
    <meta:editing-duration>P74DT7H34M3S</meta:editing-duration>
    <meta:editing-cycles>93</meta:editing-cycles>
    <meta:generator>LibreOffice/7.0.3.1$Windows_X86_64 LibreOffice_project/d7547858d014d4cf69878db179d326fc3483e082</meta:generator>
    <meta:document-statistic meta:table-count="4" meta:cell-count="1725" meta:object-count="0"/>
  </office:meta>
</office:document-meta>
</file>